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93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color="#21409a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8.643cm" svg:x="1cm" svg:y="0.957cm">
          <draw:text-box>
            <text:p><text:span text:style-name="T1">Now we have a block of 4 trails</text:span></text:p>
            <text:p><text:span text:style-name="T2"/></text:p>
            <text:p><text:span text:style-name="T2"/></text:p>
            <text:p><text:span text:style-name="T2"/></text:p>
            <text:p><text:span text:style-name="T2">They are ‘Can we get to the control’ trials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Answer Yes or No using the ‘</text:span><text:span text:style-name="T3">Y</text:span><text:span text:style-name="T2">’ and ‘</text:span><text:span text:style-name="T3">N</text:span><text:span text:style-name="T2">’ keys on the keyboard.</text:span></text:p>
            <text:p><text:span text:style-name="T2"/></text:p>
            <text:p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8T06:41:16.237341499</dc:date>
    <meta:editing-duration>PT1H2M42S</meta:editing-duration>
    <meta:editing-cycles>16</meta:editing-cycles>
    <meta:generator>LibreOffice/6.0.7.3$Linux_X86_64 LibreOffice_project/00m0$Build-3</meta:generator>
    <meta:document-statistic meta:object-count="1"/>
  </office:meta>
</office:document-meta>
</file>